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4689in"/>
    </style:style>
    <style:style style:name="co4" style:family="table-column">
      <style:table-column-properties fo:break-before="auto" style:column-width="8.3807in"/>
    </style:style>
    <style:style style:name="co5" style:family="table-column">
      <style:table-column-properties fo:break-before="auto" style:column-width="6.214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6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ffccff"/>
    </style:style>
    <style:style style:name="ce11" style:family="table-cell" style:parent-style-name="Default">
      <style:table-cell-properties fo:background-color="#c5000b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6699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OTU number</text:p>
          </table:table-cell>
          <table:table-cell table:style-name="ce4" office:value-type="string" calcext:value-type="string">
            <text:p>Strand</text:p>
          </table:table-cell>
          <table:table-cell table:style-name="ce7" office:value-type="string" calcext:value-type="string">
            <text:p>Genus level identification using utax</text:p>
          </table:table-cell>
          <table:table-cell table:style-name="ce9" office:value-type="string" calcext:value-type="string">
            <text:p>Actual species used in Mock community</text:p>
          </table:table-cell>
          <table:table-cell table:style-name="ce10" office:value-type="string" calcext:value-type="string">
            <text:p>Blast results for the highest hit </text:p>
          </table:table-cell>
          <table:table-cell table:style-name="ce12" office:value-type="string" calcext:value-type="string">
            <text:p>Identity</text:p>
          </table:table-cell>
          <table:table-cell table:style-name="ce13" office:value-type="string" calcext:value-type="string">
            <text:p>Alignment_length</text:p>
          </table:table-cell>
          <table:table-cell table:style-name="ce14" office:value-type="string" calcext:value-type="string">
            <text:p>E-scor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8),Pseudomonadales(99.6),Moraxellaceae(99.6),Acinetobacter(99.6)</text:p>
          </table:table-cell>
          <table:table-cell office:value-type="string" calcext:value-type="string">
            <text:p>Acinetobacter baumannii ATCC 17978</text:p>
          </table:table-cell>
          <table:table-cell office:value-type="string" calcext:value-type="string">
            <text:p>Acinetobacter baumannii ATCC 17978 strain ATCC 17978 16S ribosomal RNA, complete sequence</text:p>
          </table:table-cell>
          <table:table-cell office:value-type="float" office:value="100" calcext:value-type="float">
            <text:p>10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lus</text:p>
          </table:table-cell>
          <table:table-cell office:value-type="string" calcext:value-type="string">
            <text:p>Bacteria(100.0),"Proteobacteria"(100.0),Alphaproteobacteria(99.7),Rhodobacterales(99.6),Rhodobacteraceae(99.6),Rhodobacter(99.5)</text:p>
          </table:table-cell>
          <table:table-cell office:value-type="string" calcext:value-type="string">
            <text:p>Rhodobacter sphaeroides ATCC 17023</text:p>
          </table:table-cell>
          <table:table-cell office:value-type="string" calcext:value-type="string">
            <text:p>Rhodobacter sphaeroides strain 2.4.1 16S ribosomal RNA gene, complete sequence</text:p>
          </table:table-cell>
          <table:table-cell office:value-type="float" office:value="99.93" calcext:value-type="float">
            <text:p>99.93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Proteobacteria"(100.0),Epsilonproteobacteria(100.0),Campylobacterales(99.7),Helicobacteraceae(99.7),Helicobacter(99.7)</text:p>
          </table:table-cell>
          <table:table-cell office:value-type="string" calcext:value-type="string">
            <text:p>Helicobacter pylori ATCC 700392</text:p>
          </table:table-cell>
          <table:table-cell office:value-type="string" calcext:value-type="string">
            <text:p>Helicobacter pylori strain ATCC 43504 16S ribosomal RNA gene, complete sequence</text:p>
          </table:table-cell>
          <table:table-cell office:value-type="float" office:value="99.589" calcext:value-type="float">
            <text:p>99.589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7),Pseudomonadales(99.5),Pseudomonadaceae(99.5),Pseudomonas(98.7)</text:p>
          </table:table-cell>
          <table:table-cell office:value-type="string" calcext:value-type="string">
            <text:p>Pseudomonas aeruginosa ATCC 47085</text:p>
          </table:table-cell>
          <table:table-cell office:value-type="string" calcext:value-type="string">
            <text:p>Pseudomonas aeruginosa PAO1 strain PAO1 16S ribosomal RNA, complete sequence</text:p>
          </table:table-cell>
          <table:table-cell office:value-type="float" office:value="100" calcext:value-type="float">
            <text:p>100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100.0),Propionibacteriaceae(99.8),Propionibacterium(99.8)</text:p>
          </table:table-cell>
          <table:table-cell office:value-type="string" calcext:value-type="string">
            <text:p>Propionibacterium acnes DSM16379</text:p>
          </table:table-cell>
          <table:table-cell office:value-type="string" calcext:value-type="string">
            <text:p>Propionibacterium acnes KPA171202 strain KPA171202 16S ribosomal RNA, complete sequence</text:p>
          </table:table-cell>
          <table:table-cell office:value-type="float" office:value="99.933" calcext:value-type="float">
            <text:p>99.933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Firmicutes(100.0),Bacilli(99.8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mutans UA159 strain UA159 16S ribosomal RNA, complete sequence</text:p>
          </table:table-cell>
          <table:table-cell office:value-type="float" office:value="99.604" calcext:value-type="float">
            <text:p>99.60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Proteobacteria"(100.0),Alphaproteobacteria(99.7),Rhodobacterales(99.6),Rhodobacteraceae(99.6),Rhodobacter(99.3)</text:p>
          </table:table-cell>
          <table:table-cell office:value-type="string" calcext:value-type="string">
            <text:p>Rhodobacter sphaeroides ATCC 17023</text:p>
          </table:table-cell>
          <table:table-cell office:value-type="string" calcext:value-type="string">
            <text:p>Rhodobacter sphaeroides strain 2.4.1 16S ribosomal RNA gene, complete sequence</text:p>
          </table:table-cell>
          <table:table-cell office:value-type="float" office:value="99.648" calcext:value-type="float">
            <text:p>99.648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Bacteroidetes"(100.0),"Bacteroidia"(99.6),"Bacteroidales"(99.6),Bacteroidaceae(98.9),Bacteroides(98.9)</text:p>
          </table:table-cell>
          <table:table-cell office:value-type="string" calcext:value-type="string">
            <text:p>Bacteroides vulgatus ATCC 8482</text:p>
          </table:table-cell>
          <table:table-cell office:value-type="string" calcext:value-type="string">
            <text:p>Bacteroides vulgatus strain ATCC 8482 16S ribosomal RNA gene, complete sequence</text:p>
          </table:table-cell>
          <table:table-cell office:value-type="float" office:value="99.059" calcext:value-type="float">
            <text:p>99.059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plus</text:p>
          </table:table-cell>
          <table:table-cell table:style-name="ce8" office:value-type="string" calcext:value-type="string">
            <text:p>Bacteria(100.0),Firmicutes(100.0),Bacilli(99.8),Bacillales(99.6),Staphylococcaceae(99.6),Staphylococcus(99.6)</text:p>
          </table:table-cell>
          <table:table-cell table:style-name="ce8" office:value-type="string" calcext:value-type="string">
            <text:p>Staphylococcus aureus ATCC BAA-1718, Staphylococcus epidermidis ATCC 12228</text:p>
          </table:table-cell>
          <table:table-cell office:value-type="string" calcext:value-type="string">
            <text:p>Staphylococcus epidermidis RP62A strain RP62A 16S ribosomal RNA, complete sequence</text:p>
          </table:table-cell>
          <table:table-cell office:value-type="float" office:value="99.801" calcext:value-type="float">
            <text:p>99.801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Bacteroidetes"(100.0),"Bacteroidia"(99.6),"Bacteroidales"(99.6),Bacteroidaceae(99.0),Bacteroides(99.0)</text:p>
          </table:table-cell>
          <table:table-cell office:value-type="string" calcext:value-type="string">
            <text:p>Bacteroides vulgatus ATCC 8482</text:p>
          </table:table-cell>
          <table:table-cell office:value-type="string" calcext:value-type="string">
            <text:p>Bacteroides vulgatus strain JCM 5826 16S ribosomal RNA gene, partial sequence</text:p>
          </table:table-cell>
          <table:table-cell office:value-type="float" office:value="99.596" calcext:value-type="float">
            <text:p>99.596</text:p>
          </table:table-cell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lus</text:p>
          </table:table-cell>
          <table:table-cell table:style-name="ce8" office:value-type="string" calcext:value-type="string">
            <text:p>Bacteria(100.0),Firmicutes(100.0),Clostridia(97.1),Clostridiales(97.1),Clostridiaceae_1(83.8),Anaerobacter(63.1)</text:p>
          </table:table-cell>
          <table:table-cell table:style-name="ce8"/>
          <table:table-cell table:style-name="ce8" office:value-type="string" calcext:value-type="string">
            <text:p>Clostridium beijerinckii strain JCM 1390 16S ribosomal RNA gene, partial sequence</text:p>
          </table:table-cell>
          <table:table-cell office:value-type="float" office:value="99.525" calcext:value-type="float">
            <text:p>99.525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Betaproteobacteria(99.6),Neisseriales(99.4),Neisseriaceae(99.4),Neisseria(97.5)</text:p>
          </table:table-cell>
          <table:table-cell office:value-type="string" calcext:value-type="string">
            <text:p>Neisseria meningitidis ATCC BAA-335</text:p>
          </table:table-cell>
          <table:table-cell office:value-type="string" calcext:value-type="string">
            <text:p>Neisseria meningitidis MC58 strain MC58 16S ribosomal RNA, complete sequence</text:p>
          </table:table-cell>
          <table:table-cell office:value-type="float" office:value="99.866" calcext:value-type="float">
            <text:p>99.866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Proteobacteria"(100.0),Gammaproteobacteria(99.8),Pseudomonadales(99.6),Moraxellaceae(99.6),Acinetobacter(99.6)</text:p>
          </table:table-cell>
          <table:table-cell office:value-type="string" calcext:value-type="string">
            <text:p>Acinetobacter baumannii ATCC 17978</text:p>
          </table:table-cell>
          <table:table-cell office:value-type="string" calcext:value-type="string">
            <text:p>Acinetobacter baumannii ATCC 17978 strain ATCC 17978 16S ribosomal RNA, complete sequence</text:p>
          </table:table-cell>
          <table:table-cell office:value-type="float" office:value="99.798" calcext:value-type="float">
            <text:p>99.798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Actinobacteria"(100.0),Actinobacteria(100.0),Actinomycetales(100.0),Propionibacteriaceae(99.8),Propionibacterium(99.8)</text:p>
          </table:table-cell>
          <table:table-cell office:value-type="string" calcext:value-type="string">
            <text:p>Propionibacterium acnes DSM16379</text:p>
          </table:table-cell>
          <table:table-cell office:value-type="string" calcext:value-type="string">
            <text:p>Propionibacterium acnes KPA171202 strain KPA171202 16S ribosomal RNA, complete sequence</text:p>
          </table:table-cell>
          <table:table-cell office:value-type="float" office:value="99.46" calcext:value-type="float">
            <text:p>99.46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Epsilonproteobacteria(100.0),Campylobacterales(99.6),Helicobacteraceae(99.6),Helicobacter(99.6)</text:p>
          </table:table-cell>
          <table:table-cell office:value-type="string" calcext:value-type="string">
            <text:p>Helicobacter pylori ATCC 700392</text:p>
          </table:table-cell>
          <table:table-cell office:value-type="string" calcext:value-type="string">
            <text:p>Helicobacter pylori strain ATCC 43504 16S ribosomal RNA gene, complete sequence</text:p>
          </table:table-cell>
          <table:table-cell office:value-type="float" office:value="99.04" calcext:value-type="float">
            <text:p>99.0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7),Bacillales(99.4),Listeriaceae(99.3),Listeria(99.3)</text:p>
          </table:table-cell>
          <table:table-cell office:value-type="string" calcext:value-type="string">
            <text:p>Listeriamonocytogenes ATCC BAA-679</text:p>
          </table:table-cell>
          <table:table-cell office:value-type="string" calcext:value-type="string">
            <text:p>Listeria monocytogenes 07PF0776 strain 07PF0776 16S ribosomal RNA, complete sequence</text:p>
          </table:table-cell>
          <table:table-cell office:value-type="float" office:value="99.536" calcext:value-type="float">
            <text:p>99.536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100.0),"Enterobacteriales"(99.4),Enterobacteriaceae(99.3),Escherichia/Shigella(98.3)</text:p>
          </table:table-cell>
          <table:table-cell office:value-type="string" calcext:value-type="string">
            <text:p>Escherichia coli ATCC 700926</text:p>
          </table:table-cell>
          <table:table-cell table:style-name="ce11" office:value-type="string" calcext:value-type="string">
            <text:p>Shigella flexneri 2a str. 301 strain 301 16S ribosomal RNA, complete sequence</text:p>
          </table:table-cell>
          <table:table-cell office:value-type="float" office:value="99.333" calcext:value-type="float">
            <text:p>99.33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Firmicutes(100.0),Bacilli(99.8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agalactiae 2603V/R strain 2603V/R 16S ribosomal RNA, complete sequence</text:p>
          </table:table-cell>
          <table:table-cell office:value-type="float" office:value="99.668" calcext:value-type="float">
            <text:p>99.668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Proteobacteria"(100.0),Gammaproteobacteria(99.7),Pseudomonadales(99.5),Pseudomonadaceae(99.5),Pseudomonas(98.3)</text:p>
          </table:table-cell>
          <table:table-cell office:value-type="string" calcext:value-type="string">
            <text:p>Pseudomonas aeruginosa ATCC 47085</text:p>
          </table:table-cell>
          <table:table-cell office:value-type="string" calcext:value-type="string">
            <text:p>Pseudomonas aeruginosa PAO1 strain PAO1 16S ribosomal RNA, complete sequence</text:p>
          </table:table-cell>
          <table:table-cell office:value-type="float" office:value="99.933" calcext:value-type="float">
            <text:p>99.933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Proteobacteria"(100.0),Gammaproteobacteria(100.0),"Enterobacteriales"(99.3),Enterobacteriaceae(99.3),Escherichia/Shigella(98.0)</text:p>
          </table:table-cell>
          <table:table-cell office:value-type="string" calcext:value-type="string">
            <text:p>Escherichia coli ATCC 700926</text:p>
          </table:table-cell>
          <table:table-cell table:style-name="ce11" office:value-type="string" calcext:value-type="string">
            <text:p>Shigella flexneri 2a str. 301 strain 301 16S ribosomal RNA, complete sequence</text:p>
          </table:table-cell>
          <table:table-cell office:value-type="float" office:value="99.401" calcext:value-type="float">
            <text:p>99.401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Deinococcus-Thermus"(100.0),Deinococci(100.0),Deinococcales(100.0),Deinococcaceae(100.0),Deinococcus(100.0)</text:p>
          </table:table-cell>
          <table:table-cell office:value-type="string" calcext:value-type="string">
            <text:p>Deinococcus radiodurans DSM 20539</text:p>
          </table:table-cell>
          <table:table-cell office:value-type="string" calcext:value-type="string">
            <text:p>Deinococcus radiodurans strain R1 16S ribosomal RNA gene, complete sequence</text:p>
          </table:table-cell>
          <table:table-cell office:value-type="float" office:value="99.795" calcext:value-type="float">
            <text:p>99.7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minus</text:p>
          </table:table-cell>
          <table:table-cell table:style-name="ce8" office:value-type="string" calcext:value-type="string">
            <text:p>Bacteria(100.0),Firmicutes(100.0),Clostridia(97.2),Clostridiales(97.2),Clostridiaceae_1(83.8),Anaerobacter(64.2)</text:p>
          </table:table-cell>
          <table:table-cell table:style-name="ce8"/>
          <table:table-cell table:style-name="ce8" office:value-type="string" calcext:value-type="string">
            <text:p>Clostridium beijerinckii strain JCM 1390 16S ribosomal RNA gene, partial sequence</text:p>
          </table:table-cell>
          <table:table-cell office:value-type="float" office:value="99.524" calcext:value-type="float">
            <text:p>99.524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Proteobacteria"(100.0),Betaproteobacteria(99.6),Neisseriales(99.5),Neisseriaceae(99.5),Neisseria(97.7)</text:p>
          </table:table-cell>
          <table:table-cell office:value-type="string" calcext:value-type="string">
            <text:p>Neisseria <text:s/>meningitidis ATCC BAA-335</text:p>
          </table:table-cell>
          <table:table-cell office:value-type="string" calcext:value-type="string">
            <text:p>Neisseria meningitidis MC58 strain MC58 16S ribosomal RNA, complete sequence</text:p>
          </table:table-cell>
          <table:table-cell office:value-type="float" office:value="99.866" calcext:value-type="float">
            <text:p>99.866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Firmicutes(100.0),Bacilli(99.7),Bacillales(99.4),Listeriaceae(99.3),Listeria(99.3)</text:p>
          </table:table-cell>
          <table:table-cell office:value-type="string" calcext:value-type="string">
            <text:p>Listeriamonocytogenes ATCC BAA-679</text:p>
          </table:table-cell>
          <table:table-cell office:value-type="string" calcext:value-type="string">
            <text:p>Listeria monocytogenes 07PF0776 strain 07PF0776 16S ribosomal RNA, complete sequence</text:p>
          </table:table-cell>
          <table:table-cell office:value-type="float" office:value="99.536" calcext:value-type="float">
            <text:p>99.536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8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agalactiae 2603V/R strain 2603V/R 16S ribosomal RNA, complete sequence</text:p>
          </table:table-cell>
          <table:table-cell office:value-type="float" office:value="99.602" calcext:value-type="float">
            <text:p>99.602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99.5),Actinomycetaceae(99.1),Actinomyces(99.1)</text:p>
          </table:table-cell>
          <table:table-cell office:value-type="string" calcext:value-type="string">
            <text:p>Actinomyces odontolyticus ATCC 17982</text:p>
          </table:table-cell>
          <table:table-cell office:value-type="string" calcext:value-type="string">
            <text:p>Actinomyces odontolyticus strain JCM 14871 16S ribosomal RNA gene, partial sequence</text:p>
          </table:table-cell>
          <table:table-cell office:value-type="float" office:value="98.864" calcext:value-type="float">
            <text:p>98.86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Firmicutes(100.0),Bacilli(100.0),Lactobacillales(99.6),Lactobacillaceae(99.6),Lactobacillus(99.6)</text:p>
          </table:table-cell>
          <table:table-cell office:value-type="string" calcext:value-type="string">
            <text:p>Lactobacillus gasseri DSM 20243</text:p>
          </table:table-cell>
          <table:table-cell office:value-type="string" calcext:value-type="string">
            <text:p>Lactobacillus gasseri strain ATCC 33323 16S ribosomal RNA gene, complete sequence</text:p>
          </table:table-cell>
          <table:table-cell office:value-type="float" office:value="99.478" calcext:value-type="float">
            <text:p>99.478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6),Lactobacillales(99.4),Enterococcaceae(98.8),Enterococcus(98.8)</text:p>
          </table:table-cell>
          <table:table-cell office:value-type="string" calcext:value-type="string">
            <text:p>Enterococcus faecalis ATCC 47077</text:p>
          </table:table-cell>
          <table:table-cell office:value-type="string" calcext:value-type="string">
            <text:p>Enterococcus faecalis V583 strain V583 16S ribosomal RNA, complete sequence</text:p>
          </table:table-cell>
          <table:table-cell office:value-type="float" office:value="99.277" calcext:value-type="float">
            <text:p>99.277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Firmicutes(100.0),Bacilli(99.7),Lactobacillales(99.5),Enterococcaceae(99.1),Enterococcus(99.1)</text:p>
          </table:table-cell>
          <table:table-cell office:value-type="string" calcext:value-type="string">
            <text:p>Enterococcus faecalis ATCC 47077</text:p>
          </table:table-cell>
          <table:table-cell office:value-type="string" calcext:value-type="string">
            <text:p>Enterococcus faecalis V583 strain V583 16S ribosomal RNA, complete sequence</text:p>
          </table:table-cell>
          <table:table-cell office:value-type="float" office:value="99.869" calcext:value-type="float">
            <text:p>99.869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Deinococcus-Thermus"(100.0),Deinococci(100.0),Deinococcales(100.0),Deinococcaceae(100.0),Deinococcus(100.0)</text:p>
          </table:table-cell>
          <table:table-cell office:value-type="string" calcext:value-type="string">
            <text:p>Deinococcus radiodurans DSM 20539</text:p>
          </table:table-cell>
          <table:table-cell office:value-type="string" calcext:value-type="string">
            <text:p>Deinococcus radiodurans strain R1 16S ribosomal RNA gene, complete sequence</text:p>
          </table:table-cell>
          <table:table-cell office:value-type="float" office:value="99.932" calcext:value-type="float">
            <text:p>99.932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Firmicutes(100.0),Bacilli(99.7),Bacillales(99.6),Staphylococcaceae(99.4),Staphylococcus(99.4)</text:p>
          </table:table-cell>
          <table:table-cell office:value-type="string" calcext:value-type="string">
            <text:p>Staphylococcus aureus ATCC BAA-1718, Staphylococcus epidermidis ATCC 12228</text:p>
          </table:table-cell>
          <table:table-cell office:value-type="string" calcext:value-type="string">
            <text:p>Staphylococcus epidermidis RP62A strain RP62A 16S ribosomal RNA, complete sequence</text:p>
          </table:table-cell>
          <table:table-cell office:value-type="float" office:value="99.271" calcext:value-type="float">
            <text:p>99.271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100.0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table:style-name="ce11" office:value-type="string" calcext:value-type="string">
            <text:p>Streptococcus pseudopneumoniae IS7493 strain IS7493 16S ribosomal RNA, complete sequence</text:p>
          </table:table-cell>
          <table:table-cell office:value-type="float" office:value="99.536" calcext:value-type="float">
            <text:p>99.536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Firmicutes(100.0),Bacilli(100.0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pneumoniae R6 strain R6 16S ribosomal RNA, complete sequence</text:p>
          </table:table-cell>
          <table:table-cell office:value-type="float" office:value="99.601" calcext:value-type="float">
            <text:p>99.601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Bacteria(100.0),"Actinobacteria"(100.0),Actinobacteria(100.0),Actinomycetales(99.6),Actinomycetaceae(99.2),Actinomyces(99.2)</text:p>
          </table:table-cell>
          <table:table-cell office:value-type="string" calcext:value-type="string">
            <text:p>Actinomyces odontolyticus ATCC 17982</text:p>
          </table:table-cell>
          <table:table-cell office:value-type="string" calcext:value-type="string">
            <text:p>Actinomyces odontolyticus strain JCM 14871 16S ribosomal RNA gene, partial sequence</text:p>
          </table:table-cell>
          <table:table-cell office:value-type="float" office:value="99.332" calcext:value-type="float">
            <text:p>99.332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000-00-00T11:44:24.444108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34:31.653274130</meta:creation-date>
    <dc:date>2015-07-24T12:24:48.696022956</dc:date>
    <meta:editing-duration>PT34M51S</meta:editing-duration>
    <meta:editing-cycles>5</meta:editing-cycles>
    <meta:generator>LibreOffice/4.1.6.2$Linux_X86_64 LibreOffice_project/410$Build-2</meta:generator>
    <meta:document-statistic meta:table-count="1" meta:cell-count="278" meta:object-count="0"/>
  </office:meta>
</office:document-meta>
</file>